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style:font-name-asian="Times New Roman1" style:font-size-asian="10pt" style:font-name-complex="Times New Roman1" style:font-size-complex="10pt"/>
    </style:style>
    <style:style style:name="P2" style:family="paragraph" style:parent-style-name="Standard" style:list-style-name="" style:master-page-name="Standard">
      <style:paragraph-properties fo:margin-top="0.494cm" fo:margin-bottom="0.494cm" loext:contextual-spacing="false" fo:line-height="100%" fo:text-align="center" style:justify-single-word="false" style:page-number="auto"/>
    </style:style>
    <style:style style:name="P3" style:family="paragraph" style:parent-style-name="Default">
      <style:paragraph-properties fo:line-height="115%" fo:text-align="justify" style:justify-single-word="false"/>
    </style:style>
    <style:style style:name="P4" style:family="paragraph" style:parent-style-name="Default" style:list-style-name="WWNum5">
      <style:paragraph-properties fo:line-height="115%" fo:text-align="justify" style:justify-single-word="false"/>
    </style:style>
    <style:style style:name="P5" style:family="paragraph" style:parent-style-name="Default">
      <style:paragraph-properties fo:line-height="115%" fo:text-align="justify" style:justify-single-word="false"/>
      <style:text-properties fo:font-size="11pt" style:font-size-asian="11pt"/>
    </style:style>
    <style:style style:name="P6" style:family="paragraph" style:parent-style-name="List_20_Paragraph" style:list-style-name="WWNum5">
      <style:paragraph-properties fo:line-height="115%" fo:text-align="justify" style:justify-single-word="false"/>
    </style:style>
    <style:style style:name="P7" style:family="paragraph" style:parent-style-name="List_20_Paragraph" style:list-style-name="WWNum4">
      <style:paragraph-properties fo:line-height="115%" fo:text-align="justify" style:justify-single-word="false"/>
    </style:style>
    <style:style style:name="P8" style:family="paragraph" style:parent-style-name="List_20_Paragraph">
      <style:paragraph-properties fo:margin-left="0cm" fo:margin-right="0cm" fo:line-height="115%" fo:text-align="justify" style:justify-single-word="false" fo:text-indent="0cm" style:auto-text-indent="false"/>
      <style:text-properties style:font-name="Times New Roman" fo:font-weight="bold" style:font-name-asian="Times New Roman1" style:font-weight-asian="bold" style:font-name-complex="Times New Roman1" style:font-size-complex="10pt"/>
    </style:style>
    <style:style style:name="P9" style:family="paragraph" style:parent-style-name="List_20_Paragraph">
      <style:paragraph-properties fo:margin-left="0cm" fo:margin-right="0cm" fo:line-height="115%" fo:text-align="justify" style:justify-single-word="false" fo:text-indent="0cm" style:auto-text-indent="false"/>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4pt" fo:font-weight="bold" style:letter-kerning="true" style:font-name-asian="Times New Roman1" style:font-size-asian="14pt" style:font-weight-asian="bold" style:font-name-complex="Times New Roman1" style:font-size-complex="24pt" style:font-weight-complex="bold"/>
    </style:style>
    <style:style style:name="T3" style:family="text">
      <style:text-properties style:font-name="Times New Roman" fo:font-size="16pt" style:letter-kerning="true" style:font-name-asian="Times New Roman1" style:font-size-asian="16pt" style:font-name-complex="Times New Roman1" style:font-size-complex="24pt" style:font-weight-complex="bold"/>
    </style:style>
    <style:style style:name="T4" style:family="text">
      <style:text-properties style:font-name="Times New Roman" style:font-name-asian="Times New Roman1" style:font-name-complex="Times New Roman1" style:font-size-complex="12pt"/>
    </style:style>
    <style:style style:name="T5" style:family="text">
      <style:text-properties style:font-name="Times New Roman" style:font-name-asian="Times New Roman1" style:font-name-complex="Times New Roman1" style:font-size-complex="10pt"/>
    </style:style>
    <style:style style:name="T6" style:family="text">
      <style:text-properties style:font-name="Times New Roman" fo:font-weight="bold" style:font-name-asian="Times New Roman1" style:font-weight-asian="bold" style:font-name-complex="Times New Roman1" style:font-size-complex="10pt"/>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fo:font-size="11pt" fo:font-weight="bold" style:font-name-asian="Times New Roman1" style:font-size-asian="11pt" style:font-weight-asian="bold" style:font-size-complex="10pt"/>
    </style:style>
    <style:style style:name="T10" style:family="text">
      <style:text-properties fo:font-size="11pt" style:font-name-asian="Times New Roman1" style:font-size-asian="11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Breaking of a Simple Cipher<text:line-break/></text:span><text:span text:style-name="T2">Programming Assignment 1</text:span></text:h>
      <text:p text:style-name="P1"/>
      <text:p text:style-name="P3"><text:span text:style-name="T7">The python script (</text:span><text:span text:style-name="T8">Encrypt.py</text:span><text:span text:style-name="T7">) provided along with this assignment implements an encryption algorithm (cipher), that takes a plaintext message file as input and produces an encrypted file as the output. As a sample to demonstrate the working of the cipher, a </text:span><text:span text:style-name="T9">plaintext.txt</text:span><text:span text:style-name="T10"> and its corresponding </text:span><text:span text:style-name="T9">ciphertext.txt </text:span><text:span text:style-name="T10">is also provided. <text:s/>The key that has been used to produce this sample ciphertext is </text:span><text:span text:style-name="T9">bits@f463. </text:span><text:span text:style-name="T7">As part of this assignment you are supposed to do the following tasks. </text:span></text:p>
      <text:p text:style-name="P5"/>
      <text:list xml:id="list5534377155562121991" text:style-name="WWNum5">
        <text:list-item>
          <text:p text:style-name="P4"><text:span text:style-name="T7">Explain the encryption algorithm implemented by the python script </text:span><text:span text:style-name="T8">Encrypt.py</text:span><text:span text:style-name="T7">. </text:span></text:p>
        </text:list-item>
        <text:list-item>
          <text:p text:style-name="P4"><text:span text:style-name="T7">Write the corresponding decryption script which will take output generated by the encryption script and generate the same plaintext as the output that was given to the encryption script as the input, considering both the encryption and decryption scripts are run with the same key. </text:span></text:p>
        </text:list-item>
        <text:list-item>
          <text:p text:style-name="P6"><text:span text:style-name="T4">You are supposed to submit a CRACK code (CRACK.py) which when supplied with a ciphertex generated by the cipher should produce the corresponding plaintext. Note that, producing complete plaintext may not be feasible. So, even if your code is able to generate the partially correct plaintext, it is fine. In one sense, we are performing a ciphertext only attack to get the plaintext. It would be good if you use python language to write your code. However, you can convert the python script provided herewith into a C program and then write the CRACK in C.</text:span></text:p>
        </text:list-item>
      </text:list>
      <text:p text:style-name="P8"/>
      <text:p text:style-name="P9"><text:span text:style-name="T6">Submission Details</text:span></text:p>
      <text:p text:style-name="P8"/>
      <text:list xml:id="list3280962301482395872" text:style-name="WWNum4">
        <text:list-item>
          <text:p text:style-name="P7"><text:span text:style-name="T5">Submit a PDF file, </text:span><text:span text:style-name="T6">Assignment1.pdf</text:span><text:span text:style-name="T5"> <text:s/>for the task 1, a </text:span><text:span text:style-name="T6">Decrypt.py</text:span><text:span text:style-name="T5"> script for task 2 and </text:span><text:span text:style-name="T6">CRACK.py</text:span><text:span text:style-name="T5"> script for task 3</text:span></text:p>
        </text:list-item>
        <text:list-item>
          <text:p text:style-name="P7"><text:span text:style-name="T5">The </text:span><text:span text:style-name="T6">CRACK.py</text:span><text:span text:style-name="T5"> file submitted by you should take the ciphertext from the file with name “ciphertext.txt” only. <text:s/>The output (plaintext) generated by your code should be written in the file with name “</text:span><text:span text:style-name="T6">recoveredtext.txt</text:span><text:span text:style-name="T5">”. </text:span></text:p>
        </text:list-item>
        <text:list-item>
          <text:p text:style-name="P7"><text:bookmark text:name="_GoBack"/><text:span text:style-name="T5">Your code will be executed multiple times, each time with a new ciphertext, generated by the given cipher with a different key and the different plaintext. </text:span></text:p>
        </text:list-item>
        <text:list-item>
          <text:p text:style-name="P7"><text:span text:style-name="T5">Note that BORROWING or COPYING the source code will lead to heavy punishment. <text:s/></text:span></text:p>
        </text:list-item>
      </text:list>
      <text:p text:style-name="P8"/>
      <text:p text:style-name="P9"><text:span text:style-name="T6">Submission Date: <text:s/></text:span><text:span text:style-name="T5">Before</text:span><text:span text:style-name="T6"> </text:span><text:span text:style-name="T5">Sep 20, 2019, 23:59 h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46cm" fo:margin-bottom="1.746cm" fo:margin-left="1.588cm" fo:margin-right="1.58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utosh Bhatia</meta:initial-creator>
    <dc:creator>Ashutosh Bhatia</dc:creator>
    <meta:editing-cycles>9</meta:editing-cycles>
    <meta:print-date>2019-02-05T09:28:00</meta:print-date>
    <meta:creation-date>2019-08-26T15:28:00</meta:creation-date>
    <dc:date>2019-08-26T17:28:00</dc:date>
    <meta:editing-duration>PT2H1M</meta:editing-duration>
    <meta:generator>LibreOffice/5.1.6.2$Linux_X86_64 LibreOffice_project/10m0$Build-2</meta:generator>
    <meta:document-statistic meta:table-count="0" meta:image-count="0" meta:object-count="0" meta:page-count="1" meta:paragraph-count="11" meta:word-count="344" meta:character-count="2087" meta:non-whitespace-character-count="17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